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1d19" officeooo:paragraph-rsid="00071d19"/>
    </style:style>
    <style:style style:name="P2" style:family="paragraph" style:parent-style-name="Standard">
      <style:text-properties fo:font-style="italic" officeooo:rsid="00071d19" officeooo:paragraph-rsid="00071d19" style:font-style-asian="italic" style:font-style-complex="italic"/>
    </style:style>
    <style:style style:name="P3" style:family="paragraph" style:parent-style-name="Standard">
      <style:text-properties officeooo:rsid="0008d5f0" officeooo:paragraph-rsid="0008d5f0"/>
    </style:style>
    <style:style style:name="P4" style:family="paragraph" style:parent-style-name="Standard">
      <style:text-properties fo:font-style="italic" officeooo:rsid="0008d5f0" officeooo:paragraph-rsid="0008d5f0" style:font-style-asian="italic" style:font-style-complex="italic"/>
    </style:style>
    <style:style style:name="P5" style:family="paragraph" style:parent-style-name="Standard">
      <style:text-properties fo:font-style="italic" officeooo:rsid="00071d19" officeooo:paragraph-rsid="00071d19" style:font-style-asian="italic" style:font-style-complex="italic"/>
    </style:style>
    <style:style style:name="P6" style:family="paragraph" style:parent-style-name="Standard">
      <style:text-properties officeooo:rsid="000a550d" officeooo:paragraph-rsid="0008d5f0"/>
    </style:style>
    <style:style style:name="P7" style:family="paragraph" style:parent-style-name="Standard">
      <style:text-properties officeooo:rsid="00071d19" officeooo:paragraph-rsid="00071d19"/>
    </style:style>
    <style:style style:name="P8" style:family="paragraph" style:parent-style-name="Standard">
      <style:text-properties fo:font-style="normal" officeooo:rsid="000fc222" officeooo:paragraph-rsid="000fc222" style:font-style-asian="normal" style:font-style-complex="normal"/>
    </style:style>
    <style:style style:name="T1" style:family="text">
      <style:text-properties officeooo:rsid="000ec353"/>
    </style:style>
    <style:style style:name="T2" style:family="text">
      <style:text-properties officeooo:rsid="000ef959"/>
    </style:style>
    <style:style style:name="T3" style:family="text">
      <style:text-properties officeooo:rsid="001125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Differenz wäre zu erklären, wenn man einmal unterstellt, dass die CO2-Online-Nutzer (insbesondere die Mieter)  nicht zuverlässig zwischen Fernwärme und einer Heizzentrale (Nahwärme, Blockheizung oder auch nur für das MFH) unterscheiden können.</text:p>
      <text:p text:style-name="P1"/>
      <text:p text:style-name="P1">Das ist so. Nahwärme und Fernwärme werden zusammen gerechnet.</text:p>
      <text:p text:style-name="P1"/>
      <text:p text:style-name="P2">Auf jeden Fall scheinen nach Ihren Daten - sofern sie wirklich repräsentativ sind - die aus den Schornsteinfegerdaten abgeleiteten  Ölverbräuche erheblich zu niedrig zu liegen. Wenn man Ihre Daten nur hinsichtlich des Verhältnisses Heizöl / Summe (FW+Gas) interpretiert, kommt man zu einem etwa doppelt so hohen Heizöl-Anteil wie in der 2015er Bilanz für Braunschweig.</text:p>
      <text:p text:style-name="P2"/>
      <text:p text:style-name="P8">Ich bin gerade dabei, die Daten von der aktualisierten Datenbank in die <text:span text:style-name="T3">Berechnungen</text:span> zu integrieren. <text:span text:style-name="T3">Ich teile die Ergebnisse mit Ihenen mit, wenn sie fertig sind.</text:span></text:p>
      <text:p text:style-name="P1"/>
      <text:p text:style-name="P2">Bezüglich des (im Vergleich zu den EVU-Daten) ebenfalls spürbar höheren Stromanteils noch eine Frage: sind das nur Nachtspeicherheizungen oder ist da auch der elektrische Warmwasserverbrauch enthalten?</text:p>
      <text:p text:style-name="P1"/>
      <text:p text:style-name="P3">Die Daten in der Datenbank haben mit ganzen Gebäuden <text:span text:style-name="T2">mit Zentralheizung</text:span> zu tun und nicht mit einzelnen Wohnungen<text:span text:style-name="T1">. </text:span>Deswegen sind für MFH Nachtspeicherheizungen nicht so relevant weil Nachtspeicherheizungen nur einzelne Wohnungen erhitzen. Aber für 1-2 FH sind sie relevant, <text:span text:style-name="T1">weil die „Wohnung“ und „Gebäude“ gleich sind</text:span>. Leider sind die Gebäude mit Nachtspeicherheizungen sehr wenig in Braunschweig in unseren Daten (ca. 50 für 1-2FH und fast keine für MFH). Der Warmwasserverbrauch ist nicht enthalten.</text:p>
      <text:p text:style-name="P3"/>
      <text:p text:style-name="P4">Schließlich noch einmal die Frage nach Daten zu energetischen Sanierungen. Die Energieträger-Anteile stammen, wenn ich das richtig verstanden habe, aus dem Energiesparkonto. Wie sieht es mit dem  Sanierungsratgeber  aus? Lassen sich daraus (falls er nicht im Energiesparkonto integriert ist)  halbwegs verlässliche Daten zur energetischen Sanierungsrate und -Tiefe ableiten, vielleicht sogar zur dadurch realisierten Heizenergieeinsparung? Das wäre tendenziell noch spannender als die Entwicklung der Heizölanteile.</text:p>
      <text:p text:style-name="P3"/>
      <text:p text:style-name="P6">Diese Daten stammen nicht aus dem Energiesparkonto, sondern aus den Modernisierungsratgebern. <text:span text:style-name="T2">Es gibt begrenzte Daten mit Sanierungsdaten, aber für die Co2 Bilanzen habe ich diese Informationen nicht benutz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2:37:41.144201674</meta:creation-date>
    <dc:date>2020-01-07T10:34:29.077704516</dc:date>
    <meta:editing-duration>PT23M36S</meta:editing-duration>
    <meta:editing-cycles>5</meta:editing-cycles>
    <meta:generator>LibreOffice/6.0.7.3$Linux_X86_64 LibreOffice_project/00m0$Build-3</meta:generator>
    <meta:document-statistic meta:table-count="0" meta:image-count="0" meta:object-count="0" meta:page-count="1" meta:paragraph-count="8" meta:word-count="312" meta:character-count="2264" meta:non-whitespace-character-count="1955"/>
  </office:meta>
</office:document-meta>
</file>